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12c" officeooo:paragraph-rsid="0019412c"/>
    </style:style>
    <style:style style:name="P2" style:family="paragraph" style:parent-style-name="Standard">
      <style:text-properties officeooo:rsid="001c295a" officeooo:paragraph-rsid="001c295a"/>
    </style:style>
    <style:style style:name="P3" style:family="paragraph" style:parent-style-name="Standard">
      <style:text-properties officeooo:rsid="001d0937" officeooo:paragraph-rsid="001d0937"/>
    </style:style>
    <style:style style:name="P4" style:family="paragraph" style:parent-style-name="Standard">
      <style:text-properties officeooo:rsid="001e6396" officeooo:paragraph-rsid="001e6396"/>
    </style:style>
    <style:style style:name="P5" style:family="paragraph" style:parent-style-name="Standard">
      <style:text-properties officeooo:rsid="001f162f" officeooo:paragraph-rsid="001f162f"/>
    </style:style>
    <style:style style:name="T1" style:family="text">
      <style:text-properties officeooo:rsid="001b0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TF:: GetRandom2(Double_t &amp;xRandom, Double_t &amp;yRandom) -<text:span text:style-name="T1">zwraca 2 liczby zgodne z ta funkcja</text:span></text:p>
      <text:p text:style-name="P1"/>
      <text:p text:style-name="P1"/>
      <text:p text:style-name="P2">double function(double *x, double *params)</text:p>
      <text:p text:style-name="P2">{</text:p>
      <text:p text:style-name="P2"><text:s text:c="2"/>if (x[0]*x[1]&gt;=0 &amp;&amp; x[0]*x[1]&lt;=TMath::Pi())</text:p>
      <text:p text:style-name="P2"><text:s text:c="4"/>return params[0]*TMath::Sin(x[0]*x[1]);</text:p>
      <text:p text:style-name="P2"><text:s text:c="2"/>return 0;</text:p>
      <text:p text:style-name="P2">}</text:p>
      <text:p text:style-name="P2"/>
      <text:p text:style-name="P2"/>
      <text:p text:style-name="P3"><text:s text:c="2"/>TF2 *fun1 = new TF2("fun1",function, xmin, xmax, ymin, ymax,nparams);</text:p>
      <text:p text:style-name="P3"><text:s text:c="2"/>fun1 -&gt; FixParameter(0,1);</text:p>
      <text:p text:style-name="P3"/>
      <text:p text:style-name="P3">double c = 1./(fun1-&gt;Integral(0,xmax,0,ymax));</text:p>
      <text:p text:style-name="P3"><text:s text:c="2"/>fun1 -&gt; SetParameter(0,c);</text:p>
      <text:p text:style-name="P3"/>
      <text:p text:style-name="P4"><text:s/>TH2D *hist = new TH2D("hist","Histogram:gestosc",30, 0, xmax, 30, 0, ymax);</text:p>
      <text:p text:style-name="P4"/>
      <text:p text:style-name="P5">fun1 -&gt; GetRandom2(x_rand,y_rand);</text:p>
      <text:p text:style-name="P5"><text:s text:c="6"/>hist -&gt; Fill(x_rand,y_rand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6-04-25T01:19:16.863899592</meta:creation-date>
    <dc:date>2016-04-25T01:23:34.965742208</dc:date>
    <dc:creator>Monika </dc:creator>
    <meta:editing-duration>PT2M5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63" meta:character-count="564" meta:non-whitespace-character-count="485"/>
  </office:meta>
</office:document-meta>
</file>